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d5c3" officeooo:paragraph-rsid="0008d5c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8d5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0659976879214568" text:style-name="L1">
        <text:list-item>
          <text:p text:style-name="P3">Listar información: Hacer un ejercicio que liste cierta información. Por ejemplo, “lista de provincias”,”lista los títulos de libros, año de publicación y precio”,… </text:p>
        </text:list-item>
        <text:list-item>
          <text:p text:style-name="P3">Contar información: Hacer un <text:span text:style-name="T1">e</text:span>jercicio que muestre el total de veces que aparece una información. Por ejemplo, “lista de provincias y el total de municipios que tiene cada una”, “¿Cuántos libros hay en la biblioteca?”,”mostrar los libros y el número de autores de cada uno”,… </text:p>
        </text:list-item>
        <text:list-item>
          <text:p text:style-name="P3">Buscar o filtrar información: Pedir por teclado uno o varios datos y utilizarlos para hacer una búsqueda, por ejemplo: “Mostrar provincias que empiecen por una subcadena”,”Mostrar lisbos cuyo precio este entre un valor incial y otro final”,… </text:p>
        </text:list-item>
        <text:list-item>
          <text:p text:style-name="P3">Buscar información relacionada: Es decir me pide buscar una infomación, pero mustra información relacionada a ella. Por ejemplo: “Pide por teclado un autor y muestra los libros que ha escrito”,”Pide un municipio y muestra la provincia a la que pertenece”,… </text:p>
        </text:list-item>
        <text:list-item>
          <text:p text:style-name="P2">Ejercicio libre, piensa un tipo de ejercicio que sea diferente a los anteriores o una mexcla de alguno de ellos. </text:p>
        </text:list-item>
      </text:list>
      <text:p text:style-name="Standard"/>
      <text:p text:style-name="Standard"/>
      <text:p text:style-name="Standard"/>
      <text:p text:style-name="P1">1. Lista las distintas razas que hay.</text:p>
      <text:p text:style-name="P1">2. ¿Cuantos perros grandes hay?</text:p>
      <text:p text:style-name="P1">3. Mostrar raza y tamaño de la cadena siguiente:</text:p>
      <text:p text:style-name="P1">4. Mostrar raza y barrio del siguiente código postal</text:p>
      <text:p text:style-name="P1">5. Las razas que tengan más de XX números de per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2-22T11:07:35.844034732</meta:creation-date>
    <meta:generator>LibreOffice/4.3.3.2$Linux_X86_64 LibreOffice_project/430m0$Build-2</meta:generator>
    <dc:date>2016-02-22T11:14:21.161562232</dc:date>
    <dc:creator>usuario </dc:creator>
    <meta:editing-duration>PT6M45S</meta:editing-duration>
    <meta:editing-cycles>1</meta:editing-cycles>
    <meta:document-statistic meta:table-count="0" meta:image-count="0" meta:object-count="0" meta:page-count="1" meta:paragraph-count="10" meta:word-count="211" meta:character-count="1277" meta:non-whitespace-character-count="1076"/>
  </office:meta>
</office:document-meta>
</file>